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2.034cm" fo:min-width="6.727cm"/>
    </style:style>
    <style:style style:name="gr2" style:family="graphic" style:parent-style-name="standard">
      <style:graphic-properties draw:stroke="none" svg:stroke-color="#000000" draw:fill="none" draw:fill-color="#ffffff" fo:min-height="1.579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858cm" fo:min-width="1.596cm"/>
    </style:style>
    <style:style style:name="gr5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65cm"/>
      <style:paragraph-properties style:writing-mode="lr-tb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588cm" fo:min-width="1.596cm"/>
    </style:style>
    <style:style style:name="gr9" style:family="graphic" style:parent-style-name="standard">
      <style:graphic-properties draw:stroke="none" svg:stroke-color="#000000" draw:fill="none" draw:fill-color="#ffffff" fo:min-height="0.434cm"/>
      <style:paragraph-properties style:writing-mode="lr-tb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1.323cm" fo:min-width="1.596cm"/>
    </style:style>
    <style:style style:name="gr11" style:family="graphic" style:parent-style-name="standard">
      <style:graphic-properties draw:stroke="none" svg:stroke-color="#000000" draw:fill="none" draw:fill-color="#ffffff" fo:min-height="0.534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7pt"/>
    </style:style>
    <style:style style:name="P5" style:family="paragraph">
      <loext:graphic-properties draw:fill="none" draw:fill-color="#ffffff"/>
      <style:paragraph-properties style:writing-mode="lr-tb"/>
      <style:text-properties fo:font-size="7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227cm" svg:height="2.284cm" svg:x="1.481cm" svg:y="2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69cm" svg:height="1.829cm" svg:x="1.329cm" svg:y="2.136cm">
          <draw:text-box>
            <text:p><text:span text:style-name="T1">pair := <text:s text:c="15"/>tail :=</text:span></text:p>
            <text:p><text:span text:style-name="T1">head := <text:s text:c="13"/>set_head :=</text:span></text:p>
            <text:p><text:span text:style-name="T1">x: <text:s text:c="22"/>set_tail :=</text:span></text:p>
            <text:p><text:span text:style-name="T1">z:</text:span></text:p>
          </draw:text-box>
        </draw:frame>
        <draw:line draw:style-name="gr3" draw:text-style-name="P3" draw:layer="layout" svg:x1="5.211cm" svg:y1="2.064cm" svg:x2="5.211cm" svg:y2="1.1cm">
          <text:p/>
        </draw:line>
        <draw:custom-shape draw:style-name="gr4" draw:text-style-name="P1" draw:layer="layout" svg:width="2.096cm" svg:height="2.108cm" svg:x="1.74cm" svg:y="5.2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444cm" svg:height="0.742cm" svg:x="0.991cm" svg:y="5.176cm">
          <draw:text-box>
            <text:p text:style-name="P4"><text:span text:style-name="T2">E1</text:span></text:p>
          </draw:text-box>
        </draw:frame>
        <draw:line draw:style-name="gr3" draw:text-style-name="P3" draw:layer="layout" svg:x1="2.705cm" svg:y1="5.239cm" svg:x2="2.705cm" svg:y2="4.275cm">
          <text:p/>
        </draw:line>
        <draw:frame draw:style-name="gr6" draw:text-style-name="P5" draw:layer="layout" svg:width="2.561cm" svg:height="1.626cm" svg:x="1.614cm" svg:y="5.364cm">
          <draw:text-box>
            <text:p text:style-name="P4"><text:span text:style-name="T2">x:1</text:span></text:p>
            <text:p text:style-name="P4"><text:span text:style-name="T2">y:2</text:span></text:p>
            <text:p text:style-name="P4"><text:span text:style-name="T2">set_x </text:span><text:span text:style-name="T2">:=</text:span></text:p>
            <text:p text:style-name="P4"><text:span text:style-name="T2">set_y </text:span><text:span text:style-name="T2">:=</text:span></text:p>
            <text:p text:style-name="P4"><text:span text:style-name="T2">dispat</text:span><text:span text:style-name="T2">ch :=</text:span></text:p>
          </draw:text-box>
        </draw:frame>
        <draw:frame draw:style-name="gr7" draw:text-style-name="P2" draw:layer="layout" svg:width="4.969cm" svg:height="0.715cm" svg:x="1.33cm" svg:y="1.237cm">
          <draw:text-box>
            <text:p><text:span text:style-name="T1">Program environment</text:span></text:p>
          </draw:text-box>
        </draw:frame>
        <draw:custom-shape draw:style-name="gr4" draw:text-style-name="P1" draw:layer="layout" svg:width="2.096cm" svg:height="2.108cm" svg:x="6.82cm" svg:y="5.22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61cm" svg:height="1.626cm" svg:x="6.694cm" svg:y="5.381cm">
          <draw:text-box>
            <text:p text:style-name="P4"><text:span text:style-name="T2">x:x</text:span></text:p>
            <text:p text:style-name="P4"><text:span text:style-name="T2">y:x</text:span></text:p>
            <text:p text:style-name="P4"><text:span text:style-name="T2">set_x :=</text:span></text:p>
            <text:p text:style-name="P4"><text:span text:style-name="T2">set_y :=</text:span></text:p>
            <text:p text:style-name="P4"><text:span text:style-name="T2">dispatch :=</text:span></text:p>
          </draw:text-box>
        </draw:frame>
        <draw:line draw:style-name="gr3" draw:text-style-name="P3" draw:layer="layout" svg:x1="7.805cm" svg:y1="5.24cm" svg:x2="7.805cm" svg:y2="4.276cm">
          <text:p/>
        </draw:line>
        <draw:frame draw:style-name="gr5" draw:text-style-name="P5" draw:layer="layout" svg:width="1.444cm" svg:height="0.742cm" svg:x="8.791cm" svg:y="5.176cm">
          <draw:text-box>
            <text:p text:style-name="P4"><text:span text:style-name="T2">E2</text:span></text:p>
          </draw:text-box>
        </draw:frame>
        <draw:custom-shape draw:style-name="gr8" draw:text-style-name="P1" xml:id="id1" draw:id="id1" draw:layer="layout" svg:width="2.096cm" svg:height="0.838cm" svg:x="1.395cm" svg:y="8.09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561cm" svg:height="0.684cm" svg:x="1.269cm" svg:y="8.253cm">
          <draw:text-box>
            <text:p text:style-name="P4"><text:span text:style-name="T2">z:z</text:span></text:p>
          </draw:text-box>
        </draw:frame>
        <draw:frame draw:style-name="gr5" draw:text-style-name="P5" draw:layer="layout" svg:width="1.444cm" svg:height="0.742cm" svg:x="3.366cm" svg:y="8.048cm">
          <draw:text-box>
            <text:p text:style-name="P4"><text:span text:style-name="T2">E3</text:span></text:p>
          </draw:text-box>
        </draw:frame>
        <draw:custom-shape draw:style-name="gr10" draw:text-style-name="P1" xml:id="id3" draw:id="id3" draw:layer="layout" svg:width="2.096cm" svg:height="1.573cm" svg:x="4.597cm" svg:y="8.317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561cm" svg:height="0.801cm" svg:x="4.471cm" svg:y="8.471cm">
          <draw:text-box>
            <text:p text:style-name="P4"><text:span text:style-name="T2">z:tail(z)</text:span></text:p>
            <text:p text:style-name="P4"><text:span text:style-name="T2">new_value:17</text:span></text:p>
          </draw:text-box>
        </draw:frame>
        <draw:frame draw:style-name="gr5" draw:text-style-name="P5" draw:layer="layout" svg:width="1.444cm" svg:height="0.742cm" svg:x="6.666cm" svg:y="8.248cm">
          <draw:text-box>
            <text:p text:style-name="P4"><text:span text:style-name="T2">E4</text:span></text:p>
          </draw:text-box>
        </draw:frame>
        <draw:custom-shape draw:style-name="gr10" draw:text-style-name="P1" xml:id="id4" draw:id="id4" draw:layer="layout" svg:width="2.096cm" svg:height="1.573cm" svg:x="8.428cm" svg:y="8.30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561cm" svg:height="0.801cm" svg:x="8.302cm" svg:y="8.456cm">
          <draw:text-box>
            <text:p text:style-name="P4"><text:span text:style-name="T2">z:x</text:span></text:p>
            <text:p text:style-name="P4"><text:span text:style-name="T2">new_value:17</text:span></text:p>
          </draw:text-box>
        </draw:frame>
        <draw:frame draw:style-name="gr5" draw:text-style-name="P5" draw:layer="layout" svg:width="1.444cm" svg:height="0.742cm" svg:x="10.525cm" svg:y="8.195cm">
          <draw:text-box>
            <text:p text:style-name="P4"><text:span text:style-name="T2">E5</text:span></text:p>
          </draw:text-box>
        </draw:frame>
        <draw:connector draw:style-name="gr12" draw:text-style-name="P3" draw:layer="layout" draw:line-skew="1.457cm" svg:x1="2.443cm" svg:y1="8.099cm" svg:x2="5.094cm" svg:y2="4.32cm" draw:start-shape="id1" draw:start-glue-point="0" draw:end-shape="id2" svg:d="M2443 8099v-432h2651v-3347" svg:viewBox="0 0 2652 3780">
          <text:p/>
        </draw:connector>
        <draw:connector draw:style-name="gr13" draw:text-style-name="P3" draw:layer="layout" svg:x1="5.645cm" svg:y1="8.317cm" svg:x2="5.094cm" svg:y2="4.32cm" draw:start-shape="id3" draw:start-glue-point="0" draw:end-shape="id2" svg:d="M5645 8317v-1999h-551v-1998" svg:viewBox="0 0 552 3998">
          <text:p/>
        </draw:connector>
        <draw:connector draw:style-name="gr14" draw:text-style-name="P3" draw:layer="layout" draw:line-skew="1.356cm" svg:x1="9.476cm" svg:y1="8.302cm" svg:x2="5.094cm" svg:y2="4.32cm" draw:start-shape="id4" draw:start-glue-point="0" draw:end-shape="id2" svg:d="M9476 8302v-635h-4382v-3347" svg:viewBox="0 0 4383 3983">
          <text:p/>
        </draw:connector>
        <draw:custom-shape draw:style-name="gr10" draw:text-style-name="P1" draw:layer="layout" svg:width="2.096cm" svg:height="1.573cm" svg:x="1.422cm" svg:y="10.539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561cm" svg:height="0.801cm" svg:x="1.296cm" svg:y="10.693cm">
          <draw:text-box>
            <text:p text:style-name="P4"><text:span text:style-name="T2">d</text:span><text:span text:style-name="T2">i</text:span><text:span text:style-name="T2">s</text:span><text:span text:style-name="T2">p</text:span><text:span text:style-name="T2">a</text:span><text:span text:style-name="T2">t</text:span><text:span text:style-name="T2">c</text:span><text:span text:style-name="T2">h</text:span></text:p>
            <text:p text:style-name="P4"><text:span text:style-name="T2">m</text:span><text:span text:style-name="T2">:”</text:span><text:span text:style-name="T2">t</text:span><text:span text:style-name="T2">a</text:span><text:span text:style-name="T2">il</text:span><text:span text:style-name="T2">”</text:span></text:p>
          </draw:text-box>
        </draw:frame>
        <draw:custom-shape draw:style-name="gr10" draw:text-style-name="P1" draw:layer="layout" svg:width="2.096cm" svg:height="1.573cm" svg:x="4.618cm" svg:y="11.49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561cm" svg:height="0.801cm" svg:x="4.492cm" svg:y="11.646cm">
          <draw:text-box>
            <text:p text:style-name="P4"><text:span text:style-name="T2">dispatch</text:span></text:p>
            <text:p text:style-name="P4"><text:span text:style-name="T2">m:”set_head”</text:span></text:p>
          </draw:text-box>
        </draw:frame>
        <draw:custom-shape draw:style-name="gr10" draw:text-style-name="P1" draw:layer="layout" svg:width="2.096cm" svg:height="1.573cm" svg:x="8.542cm" svg:y="11.17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561cm" svg:height="0.801cm" svg:x="8.416cm" svg:y="11.328cm">
          <draw:text-box>
            <text:p text:style-name="P4"><text:span text:style-name="T2">dispatch</text:span></text:p>
            <text:p text:style-name="P4"><text:span text:style-name="T2">m:”head”</text:span></text:p>
          </draw:text-box>
        </draw:frame>
        <draw:line draw:style-name="gr3" draw:text-style-name="P3" draw:layer="layout" svg:x1="2.47cm" svg:y1="10.525cm" svg:x2="2.47cm" svg:y2="8.937cm">
          <text:p/>
        </draw:line>
        <draw:line draw:style-name="gr3" draw:text-style-name="P3" draw:layer="layout" svg:x1="5.562cm" svg:y1="11.477cm" svg:x2="5.562cm" svg:y2="9.889cm">
          <text:p/>
        </draw:line>
        <draw:line draw:style-name="gr3" draw:text-style-name="P3" draw:layer="layout" svg:x1="9.572cm" svg:y1="11.16cm" svg:x2="9.572cm" svg:y2="9.88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01-09T00:12:26.286362443</dc:date>
    <meta:editing-duration>PT37M38S</meta:editing-duration>
    <meta:editing-cycles>9</meta:editing-cycles>
    <meta:generator>LibreOffice/7.0.4.2$Linux_X86_64 LibreOffice_project/00$Build-2</meta:generator>
    <meta:document-statistic meta:object-count="33"/>
  </office:meta>
</office:document-meta>
</file>